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Mono" svg:font-family="'Liberation Mono', 'Courier New', 'DejaVu Sans Mono', Courier, 'Lucida Sans Typewriter'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6.7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901cm" fo:break-before="auto" style:use-optimal-row-height="true"/>
    </style:style>
    <style:style style:name="ro5" style:family="table-row">
      <style:table-row-properties style:row-height="2.646cm" fo:break-before="auto" style:use-optimal-row-height="true"/>
    </style:style>
    <style:style style:name="ro6" style:family="table-row">
      <style:table-row-properties style:row-height="2.274cm" fo:break-before="auto" style:use-optimal-row-height="true"/>
    </style:style>
    <style:style style:name="ro7" style:family="table-row">
      <style:table-row-properties style:row-height="1.531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1cm" fo:break-before="auto" style:use-optimal-row-height="false"/>
    </style:style>
    <style:style style:name="ta1" style:family="table" style:master-page-name="PageStyle_5f_LAHE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use-regular-expressions="false"/>
      <table:table table:name="LAHEAR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5" table:number-columns-repeated="8" table:default-cell-style-name="ce3"/>
        <table:table-column table:style-name="co5" table:number-columns-repeated="100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GE_1950</text:p>
          </table:table-cell>
          <table:table-cell table:style-name="ce1" office:value-type="string">
            <text:p>MD_1950</text:p>
          </table:table-cell>
          <table:table-cell table:style-name="ce1" office:value-type="string">
            <text:p>SBP_1950</text:p>
          </table:table-cell>
          <table:table-cell table:style-name="ce1" office:value-type="string">
            <text:p>DBP_1950</text:p>
          </table:table-cell>
          <table:table-cell table:style-name="ce1" office:value-type="string">
            <text:p>HT_1950</text:p>
          </table:table-cell>
          <table:table-cell table:style-name="ce1" office:value-type="string">
            <text:p>WT_1950</text:p>
          </table:table-cell>
          <table:table-cell table:style-name="ce1" office:value-type="string">
            <text:p>CHOL_1950</text:p>
          </table:table-cell>
          <table:table-cell table:style-name="ce1" office:value-type="string">
            <text:p>SES</text:p>
          </table:table-cell>
          <table:table-cell table:style-name="ce1" office:value-type="string">
            <text:p>CL_STATUS</text:p>
          </table:table-cell>
          <table:table-cell table:style-name="ce1" office:value-type="string">
            <text:p>MD_1962</text:p>
          </table:table-cell>
          <table:table-cell table:style-name="ce1" office:value-type="string">
            <text:p>SBP_1962</text:p>
          </table:table-cell>
          <table:table-cell table:style-name="ce1" office:value-type="string">
            <text:p>DBP_1962</text:p>
          </table:table-cell>
          <table:table-cell table:style-name="ce1" office:value-type="string">
            <text:p>CHOL_1962</text:p>
          </table:table-cell>
          <table:table-cell table:style-name="ce1" office:value-type="string">
            <text:p>WT_1962</text:p>
          </table:table-cell>
          <table:table-cell table:style-name="ce1" office:value-type="string">
            <text:p>IHD_DX</text:p>
          </table:table-cell>
          <table:table-cell table:style-name="ce1" office:value-type="string">
            <text:p>DEATH_YR</text:p>
          </table:table-cell>
          <table:table-cell table:style-name="ce1" office:value-type="string">
            <text:p>DEATH</text:p>
          </table:table-cell>
          <table:table-cell table:style-name="ce5" table:number-columns-repeated="1006"/>
        </table:table-row>
        <table:table-row table:style-name="ro2">
          <table:table-cell table:style-name="ce2" office:value-type="string">
            <text:p>p_map:source_id</text:p>
          </table:table-cell>
          <table:table-cell table:style-name="ce4" office:value-type="string">
            <text:p>Age in 1950</text:p>
          </table:table-cell>
          <table:table-cell table:style-name="ce4" office:value-type="string">
            <text:p>Examining M.D.(1950)</text:p>
          </table:table-cell>
          <table:table-cell table:style-name="ce4" office:value-type="string">
            <text:p>Systolic BP (1950)</text:p>
          </table:table-cell>
          <table:table-cell table:style-name="ce4" office:value-type="string">
            <text:p>Diastolic BP (1950)</text:p>
          </table:table-cell>
          <table:table-cell table:style-name="ce4" office:value-type="string">
            <text:p>Height in 1950</text:p>
          </table:table-cell>
          <table:table-cell table:style-name="ce4" office:value-type="string">
            <text:p>Weight in 1950</text:p>
          </table:table-cell>
          <table:table-cell table:style-name="ce4" office:value-type="string">
            <text:p>Serum cholesterol(1950)</text:p>
          </table:table-cell>
          <table:table-cell table:style-name="ce4" office:value-type="string">
            <text:p>Socio-economic status</text:p>
          </table:table-cell>
          <table:table-cell table:style-name="ce4" office:value-type="string">
            <text:p>Clinical status</text:p>
          </table:table-cell>
          <table:table-cell table:style-name="ce4" office:value-type="string">
            <text:p>Examining MD (1962)</text:p>
          </table:table-cell>
          <table:table-cell table:style-name="ce4" office:value-type="string">
            <text:p>Systolic BP (1962)</text:p>
          </table:table-cell>
          <table:table-cell table:style-name="ce4" office:value-type="string">
            <text:p>Diastolic BP (1962)</text:p>
          </table:table-cell>
          <table:table-cell table:style-name="ce4" office:value-type="string">
            <text:p>Serum cholesterol(1962)</text:p>
          </table:table-cell>
          <table:table-cell table:style-name="ce4" office:value-type="string">
            <text:p>Weight (1962)</text:p>
          </table:table-cell>
          <table:table-cell table:style-name="ce4" office:value-type="string">
            <text:p>Ischemic hd diagnosis</text:p>
          </table:table-cell>
          <table:table-cell table:style-name="ce4" office:value-type="string">
            <text:p>Year of death</text:p>
          </table:table-cell>
          <table:table-cell table:style-name="ce4" office:value-type="string">
            <text:p>Death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p_map:source_id</text:p>
          </table:table-cell>
          <table:table-cell office:value-type="string">
            <text:p>AGE_ONT-1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271">
            <text:p>27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167">
            <text:p>167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209">
            <text:p>209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134">
            <text:p>134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135">
            <text:p>135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245">
            <text:p>245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7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65">
            <text:p>165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float" office:value="275">
            <text:p>275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06">
            <text:p>206</text:p>
          </table:table-cell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91">
            <text:p>29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241">
            <text:p>241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326">
            <text:p>326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34">
            <text:p>23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74">
            <text:p>74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249">
            <text:p>249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51">
            <text:p>251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211">
            <text:p>211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80">
            <text:p>80</text:p>
          </table:table-cell>
          <table:table-cell office:value-type="float" office:value="278">
            <text:p>278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47">
            <text:p>147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303">
            <text:p>30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89">
            <text:p>189</text:p>
          </table:table-cell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300">
            <text:p>300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190">
            <text:p>190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71">
            <text:p>171</text:p>
          </table:table-cell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276">
            <text:p>276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86">
            <text:p>86</text:p>
          </table:table-cell>
          <table:table-cell office:value-type="float" office:value="353">
            <text:p>353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285">
            <text:p>285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94">
            <text:p>19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76">
            <text:p>76</text:p>
          </table:table-cell>
          <table:table-cell office:value-type="float" office:value="230">
            <text:p>230</text:p>
          </table:table-cell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54">
            <text:p>254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06">
            <text:p>206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325">
            <text:p>325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91">
            <text:p>191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34">
            <text:p>334</text:p>
          </table:table-cell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55">
            <text:p>155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259">
            <text:p>25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 office:value-type="float" office:value="166">
            <text:p>16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191">
            <text:p>191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10">
            <text:p>110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71">
            <text:p>71</text:p>
          </table:table-cell>
          <table:table-cell office:value-type="float" office:value="176">
            <text:p>176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233">
            <text:p>233</text:p>
          </table:table-cell>
          <table:table-cell office:value-type="float" office:value="176">
            <text:p>17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98">
            <text:p>198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83">
            <text:p>183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22">
            <text:p>122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53">
            <text:p>253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78">
            <text:p>78</text:p>
          </table:table-cell>
          <table:table-cell office:value-type="float" office:value="249">
            <text:p>249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254">
            <text:p>254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249">
            <text:p>249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219">
            <text:p>219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187">
            <text:p>187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368">
            <text:p>368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271">
            <text:p>271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211">
            <text:p>211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151">
            <text:p>151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248">
            <text:p>248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10">
            <text:p>110</text:p>
          </table:table-cell>
          <table:table-cell office:value-type="float" office:value="359">
            <text:p>359</text:p>
          </table:table-cell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67">
            <text:p>167</text:p>
          </table:table-cell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195">
            <text:p>195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309">
            <text:p>309</text:p>
          </table:table-cell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49">
            <text:p>149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09">
            <text:p>209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245">
            <text:p>245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float" office:value="258">
            <text:p>258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96">
            <text:p>29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45">
            <text:p>145</text:p>
          </table:table-cell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230">
            <text:p>230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221">
            <text:p>221</text:p>
          </table:table-cell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63">
            <text:p>163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94">
            <text:p>94</text:p>
          </table:table-cell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87">
            <text:p>187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334">
            <text:p>334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209">
            <text:p>209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108">
            <text:p>108</text:p>
          </table:table-cell>
          <table:table-cell office:value-type="float" office:value="251">
            <text:p>251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60">
            <text:p>160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271">
            <text:p>271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float" office:value="367">
            <text:p>367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85">
            <text:p>85</text:p>
          </table:table-cell>
          <table:table-cell office:value-type="float" office:value="309">
            <text:p>30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float" office:value="311">
            <text:p>311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08">
            <text:p>208</text:p>
          </table:table-cell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office:value-type="float" office:value="286">
            <text:p>286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102">
            <text:p>102</text:p>
          </table:table-cell>
          <table:table-cell office:value-type="float" office:value="291">
            <text:p>29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90">
            <text:p>90</text:p>
          </table:table-cell>
          <table:table-cell office:value-type="float" office:value="273">
            <text:p>27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48">
            <text:p>248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76">
            <text:p>76</text:p>
          </table:table-cell>
          <table:table-cell office:value-type="float" office:value="251">
            <text:p>25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247">
            <text:p>24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47">
            <text:p>147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145">
            <text:p>145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06">
            <text:p>106</text:p>
          </table:table-cell>
          <table:table-cell office:value-type="float" office:value="218">
            <text:p>21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float" office:value="204">
            <text:p>20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float" office:value="110">
            <text:p>110</text:p>
          </table:table-cell>
          <table:table-cell office:value-type="float" office:value="199">
            <text:p>19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220">
            <text:p>220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20">
            <text:p>120</text:p>
          </table:table-cell>
          <table:table-cell office:value-type="float" office:value="275">
            <text:p>27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218">
            <text:p>218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233">
            <text:p>233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58">
            <text:p>158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66">
            <text:p>166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262">
            <text:p>262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354">
            <text:p>354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183">
            <text:p>183</text:p>
          </table:table-cell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4">
            <text:p>104</text:p>
          </table:table-cell>
          <table:table-cell office:value-type="float" office:value="308">
            <text:p>308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67">
            <text:p>167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78">
            <text:p>78</text:p>
          </table:table-cell>
          <table:table-cell office:value-type="float" office:value="316">
            <text:p>31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86">
            <text:p>86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95">
            <text:p>95</text:p>
          </table:table-cell>
          <table:table-cell office:value-type="float" office:value="260">
            <text:p>26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64">
            <text:p>164</text:p>
          </table:table-cell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62">
            <text:p>162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70">
            <text:p>70</text:p>
          </table:table-cell>
          <table:table-cell office:value-type="float" office:value="233">
            <text:p>233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51">
            <text:p>151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office:value-type="float" office:value="207">
            <text:p>20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311">
            <text:p>311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41">
            <text:p>141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242">
            <text:p>24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03">
            <text:p>20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67">
            <text:p>167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212">
            <text:p>212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280">
            <text:p>28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354">
            <text:p>35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85">
            <text:p>185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91">
            <text:p>191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74">
            <text:p>74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264">
            <text:p>264</text:p>
          </table:table-cell>
          <table:table-cell office:value-type="float" office:value="177">
            <text:p>17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64">
            <text:p>164</text:p>
          </table:table-cell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61">
            <text:p>261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67">
            <text:p>67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124">
            <text:p>124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284">
            <text:p>28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61">
            <text:p>161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162">
            <text:p>16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61">
            <text:p>161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86">
            <text:p>186</text:p>
          </table:table-cell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202">
            <text:p>202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89">
            <text:p>189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305">
            <text:p>305</text:p>
          </table:table-cell>
          <table:table-cell office:value-type="float" office:value="203">
            <text:p>20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92">
            <text:p>192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float" office:value="268">
            <text:p>268</text:p>
          </table:table-cell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249">
            <text:p>249</text:p>
          </table:table-cell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69">
            <text:p>169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49">
            <text:p>149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166">
            <text:p>16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64">
            <text:p>164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271">
            <text:p>271</text:p>
          </table:table-cell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93">
            <text:p>193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144">
            <text:p>144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float" office:value="321">
            <text:p>32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72">
            <text:p>172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201">
            <text:p>201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6">
            <text:p>96</text:p>
          </table:table-cell>
          <table:table-cell office:value-type="float" office:value="242">
            <text:p>242</text:p>
          </table:table-cell>
          <table:table-cell office:value-type="float" office:value="173">
            <text:p>17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196">
            <text:p>196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84">
            <text:p>84</text:p>
          </table:table-cell>
          <table:table-cell office:value-type="float" office:value="240">
            <text:p>240</text:p>
          </table:table-cell>
          <table:table-cell office:value-type="float" office:value="193">
            <text:p>19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81">
            <text:p>181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208">
            <text:p>208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189">
            <text:p>189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338">
            <text:p>338</text:p>
          </table:table-cell>
          <table:table-cell office:value-type="float" office:value="201">
            <text:p>20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165">
            <text:p>165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96">
            <text:p>296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283">
            <text:p>283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89">
            <text:p>189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table:number-columns-repeated="2"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04">
            <text:p>204</text:p>
          </table:table-cell>
          <table:table-cell office:value-type="float" office:value="246">
            <text:p>24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154">
            <text:p>154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72">
            <text:p>72</text:p>
          </table:table-cell>
          <table:table-cell office:value-type="float" office:value="265">
            <text:p>265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6">
            <text:p>76</text:p>
          </table:table-cell>
          <table:table-cell office:value-type="float" office:value="289">
            <text:p>289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62">
            <text:p>162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05">
            <text:p>105</text:p>
          </table:table-cell>
          <table:table-cell office:value-type="float" office:value="220">
            <text:p>220</text:p>
          </table:table-cell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5">
            <text:p>65</text:p>
          </table:table-cell>
          <table:table-cell office:value-type="float" office:value="137">
            <text:p>137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306">
            <text:p>306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76">
            <text:p>76</text:p>
          </table:table-cell>
          <table:table-cell office:value-type="float" office:value="270">
            <text:p>270</text:p>
          </table:table-cell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26">
            <text:p>326</text:p>
          </table:table-cell>
          <table:table-cell office:value-type="float" office:value="166">
            <text:p>16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214">
            <text:p>214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62">
            <text:p>162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104">
            <text:p>104</text:p>
          </table:table-cell>
          <table:table-cell office:value-type="float" office:value="288">
            <text:p>288</text:p>
          </table:table-cell>
          <table:table-cell office:value-type="float" office:value="185">
            <text:p>185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201">
            <text:p>20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2">
            <text:p>82</text:p>
          </table:table-cell>
          <table:table-cell office:value-type="float" office:value="204">
            <text:p>204</text:p>
          </table:table-cell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80">
            <text:p>80</text:p>
          </table:table-cell>
          <table:table-cell office:value-type="float" office:value="229">
            <text:p>229</text:p>
          </table:table-cell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57">
            <text:p>157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43">
            <text:p>243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203">
            <text:p>203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204">
            <text:p>204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20">
            <text:p>120</text:p>
          </table:table-cell>
          <table:table-cell office:value-type="float" office:value="276">
            <text:p>276</text:p>
          </table:table-cell>
          <table:table-cell office:value-type="float" office:value="211">
            <text:p>21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333">
            <text:p>333</text:p>
          </table:table-cell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37">
            <text:p>137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329">
            <text:p>329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87">
            <text:p>187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279">
            <text:p>279</text:p>
          </table:table-cell>
          <table:table-cell office:value-type="float" office:value="188">
            <text:p>18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54">
            <text:p>154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256">
            <text:p>256</text:p>
          </table:table-cell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63">
            <text:p>163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149">
            <text:p>149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253">
            <text:p>253</text:p>
          </table:table-cell>
          <table:table-cell office:value-type="float" office:value="153">
            <text:p>15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89">
            <text:p>189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5">
            <text:p>105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07">
            <text:p>207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219">
            <text:p>219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125">
            <text:p>125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204">
            <text:p>204</text:p>
          </table:table-cell>
          <table:table-cell office:value-type="float" office:value="151">
            <text:p>15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28">
            <text:p>228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office:value-type="float" office:value="186">
            <text:p>18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249">
            <text:p>249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177">
            <text:p>177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339">
            <text:p>339</text:p>
          </table:table-cell>
          <table:table-cell office:value-type="float" office:value="189">
            <text:p>18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55">
            <text:p>155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55">
            <text:p>155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278">
            <text:p>278</text:p>
          </table:table-cell>
          <table:table-cell office:value-type="float" office:value="121">
            <text:p>12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183">
            <text:p>183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269">
            <text:p>269</text:p>
          </table:table-cell>
          <table:table-cell office:value-type="float" office:value="201">
            <text:p>20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308">
            <text:p>308</text:p>
          </table:table-cell>
          <table:table-cell office:value-type="float" office:value="206">
            <text:p>20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259">
            <text:p>259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215">
            <text:p>215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336">
            <text:p>336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273">
            <text:p>273</text:p>
          </table:table-cell>
          <table:table-cell office:value-type="float" office:value="213">
            <text:p>21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196">
            <text:p>196</text:p>
          </table:table-cell>
          <table:table-cell office:value-type="float" office:value="127">
            <text:p>12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24">
            <text:p>224</text:p>
          </table:table-cell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141">
            <text:p>141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90">
            <text:p>90</text:p>
          </table:table-cell>
          <table:table-cell office:value-type="float" office:value="239">
            <text:p>239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127">
            <text:p>127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95">
            <text:p>95</text:p>
          </table:table-cell>
          <table:table-cell office:value-type="float" office:value="312">
            <text:p>312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145">
            <text:p>14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86">
            <text:p>86</text:p>
          </table:table-cell>
          <table:table-cell office:value-type="float" office:value="276">
            <text:p>276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252">
            <text:p>252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05">
            <text:p>105</text:p>
          </table:table-cell>
          <table:table-cell office:value-type="float" office:value="265">
            <text:p>265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54">
            <text:p>254</text:p>
          </table:table-cell>
          <table:table-cell office:value-type="float" office:value="144">
            <text:p>14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48">
            <text:p>148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273">
            <text:p>273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37">
            <text:p>137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198">
            <text:p>198</text:p>
          </table:table-cell>
          <table:table-cell office:value-type="float" office:value="153">
            <text:p>15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274">
            <text:p>274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</table:table>
      <table:table table:name="LOOKUP" table:style-name="ta2">
        <office:forms form:automatic-focus="false" form:apply-design-mode="false"/>
        <table:table-column table:style-name="co7" table:default-cell-style-name="ce5"/>
        <table:table-column table:style-name="co8" table:default-cell-style-name="Default"/>
        <table:table-column table:style-name="co9" table:default-cell-style-name="ce4"/>
        <table:table-row table:style-name="ro1">
          <table:table-cell office:value-type="string">
            <text:p>Concept</text:p>
          </table:table-cell>
          <table:table-cell table:style-name="ce4" office:value-type="string">
            <text:p>Code</text:p>
          </table:table-cell>
          <table:table-cell table:style-name="Default" office:value-type="string">
            <text:p>Description</text:p>
          </table:table-cell>
        </table:table-row>
        <table:table-row table:style-name="ro8">
          <table:table-cell office:value-type="string">
            <text:p>CL_STATUS</text:p>
          </table:table-cell>
          <table:table-cell table:style-name="ce4" office:value-type="float" office:value="1">
            <text:p>1</text:p>
          </table:table-cell>
          <table:table-cell office:value-type="string">
            <text:p>Coronary hd</text:p>
          </table:table-cell>
        </table:table-row>
        <table:table-row table:style-name="ro9">
          <table:table-cell office:value-type="string">
            <text:p>CL_STATUS</text:p>
          </table:table-cell>
          <table:table-cell office:value-type="float" office:value="2">
            <text:p>2</text:p>
          </table:table-cell>
          <table:table-cell office:value-type="string">
            <text:p>Coronary and hypertensive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3">
            <text:p>3</text:p>
          </table:table-cell>
          <table:table-cell office:value-type="string">
            <text:p>Hypertensive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4">
            <text:p>4</text:p>
          </table:table-cell>
          <table:table-cell office:value-type="string">
            <text:p>Hypertensive and rheumatic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5">
            <text:p>5</text:p>
          </table:table-cell>
          <table:table-cell office:value-type="string">
            <text:p>Rheumatic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6">
            <text:p>6</text:p>
          </table:table-cell>
          <table:table-cell office:value-type="string">
            <text:p>Possible/potential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7">
            <text:p>7</text:p>
          </table:table-cell>
          <table:table-cell office:value-type="string">
            <text:p>Hypertension wout/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8">
            <text:p>8</text:p>
          </table:table-cell>
          <table:table-cell office:value-type="string">
            <text:p>Normal</text:p>
          </table:table-cell>
        </table:table-row>
        <table:table-row table:style-name="ro4">
          <table:table-cell table:style-name="Default"/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</table:table-row>
      </table:table>
      <table:named-expressions>
        <table:named-range table:name="LAHEART" table:base-cell-address="$LAHEART.$A$1" table:cell-range-address="$LAHEART.$A$1:.$R$2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/>
    <style:font-face style:name="Liberation Mono" svg:font-family="'Liberation Mono', 'Courier New', 'DejaVu Sans Mono', Courier, 'Lucida Sans Typewriter'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HEART" style:display-name="PageStyle_LAHE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8T10:44:21</dc:date>
    <meta:editing-duration>P1DT21H20M3S</meta:editing-duration>
    <meta:editing-cycles>5</meta:editing-cycles>
    <dc:creator>Jeff Lusted</dc:creator>
    <meta:document-statistic meta:table-count="2" meta:cell-count="3665" meta:object-count="0"/>
  </office:meta>
</office:document-meta>
</file>